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 UI Text" svg:font-family="'SF UI Text'"/>
    <style:font-face style:name="SF UI Text1" svg:font-family="'SF UI Text'" style:font-pitch="variable"/>
  </office:font-face-decls>
  <office:automatic-styles>
    <style:style style:name="P1" style:family="paragraph" style:parent-style-name="Standard">
      <style:text-properties style:font-name="SF UI Text1" fo:font-size="14pt" fo:font-weight="bold" officeooo:rsid="000f3947" officeooo:paragraph-rsid="000f3947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SF UI Text1" fo:font-size="10pt" fo:font-weight="bold" officeooo:rsid="000f3947" officeooo:paragraph-rsid="000f643a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SF UI Text1" fo:font-size="10pt" fo:font-weight="bold" officeooo:rsid="000f3947" officeooo:paragraph-rsid="000f3947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SF UI Text1" fo:font-size="13pt" fo:font-weight="bold" officeooo:rsid="000f3947" officeooo:paragraph-rsid="000f3947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SF UI Text1" fo:font-size="18pt" fo:font-weight="bold" officeooo:rsid="000f3947" officeooo:paragraph-rsid="000f643a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SF UI Text1" officeooo:rsid="000f3947" officeooo:paragraph-rsid="000f3947"/>
    </style:style>
    <style:style style:name="P7" style:family="paragraph" style:parent-style-name="Standard">
      <style:text-properties style:font-name="SF UI Text1" fo:font-weight="normal" officeooo:rsid="000f3947" officeooo:paragraph-rsid="000f3947" style:font-weight-asian="normal" style:font-weight-complex="normal"/>
    </style:style>
    <style:style style:name="P8" style:family="paragraph" style:parent-style-name="Standard">
      <style:text-properties style:font-name="SF UI Text1" fo:font-weight="normal" officeooo:rsid="000f643a" officeooo:paragraph-rsid="000f643a" style:font-weight-asian="normal" style:font-weight-complex="normal"/>
    </style:style>
    <style:style style:name="P9" style:family="paragraph" style:parent-style-name="Standard">
      <style:text-properties style:font-name="SF UI Text" fo:font-size="10pt" fo:font-weight="normal" officeooo:rsid="00102453" officeooo:paragraph-rsid="00102453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SF UI Text1" fo:font-weight="normal" officeooo:rsid="000f643a" officeooo:paragraph-rsid="000f643a" style:font-weight-asian="normal" style:font-weight-complex="normal"/>
    </style:style>
    <style:style style:name="P11" style:family="paragraph" style:parent-style-name="Standard">
      <style:text-properties style:font-name="SF UI Text1" fo:font-weight="normal" officeooo:rsid="001100ba" officeooo:paragraph-rsid="001100ba" style:font-weight-asian="normal" style:font-weight-complex="normal"/>
    </style:style>
    <style:style style:name="P12" style:family="paragraph" style:parent-style-name="Standard">
      <style:text-properties style:font-name="SF UI Text1" fo:font-size="10pt" fo:font-weight="normal" officeooo:rsid="000f3947" officeooo:paragraph-rsid="000f3947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SF UI Text1" fo:font-size="10pt" officeooo:rsid="000f3947" officeooo:paragraph-rsid="000f3947" style:font-size-asian="10pt" style:font-size-complex="10pt"/>
    </style:style>
    <style:style style:name="P14" style:family="paragraph" style:parent-style-name="Standard">
      <style:text-properties style:font-name="SF UI Text1" fo:font-size="10pt" officeooo:rsid="0012997f" officeooo:paragraph-rsid="0012997f" style:font-size-asian="10pt" style:font-size-complex="10pt"/>
    </style:style>
    <style:style style:name="P15" style:family="paragraph" style:parent-style-name="Standard">
      <style:text-properties style:font-name="SF UI Text1" fo:font-size="10pt" officeooo:rsid="000f3947" officeooo:paragraph-rsid="000f3947" style:font-size-asian="8.75pt" style:font-size-complex="10pt"/>
    </style:style>
    <style:style style:name="P16" style:family="paragraph" style:parent-style-name="Standard">
      <style:text-properties style:font-name="SF UI Text1" fo:font-size="10pt" officeooo:rsid="0012997f" officeooo:paragraph-rsid="0012997f" style:font-size-asian="8.75pt" style:font-size-complex="10pt"/>
    </style:style>
    <style:style style:name="P17" style:family="paragraph" style:parent-style-name="Standard">
      <style:paragraph-properties fo:break-before="page"/>
      <style:text-properties style:font-name="SF UI Text1" fo:font-size="10pt" fo:font-weight="bold" officeooo:rsid="000f3947" officeooo:paragraph-rsid="000f643a" style:font-size-asian="8.75pt" style:font-weight-asian="bold" style:font-size-complex="10pt" style:font-weight-complex="bold"/>
    </style:style>
    <style:style style:name="P18" style:family="paragraph" style:parent-style-name="Standard">
      <style:text-properties style:font-name="SF UI Text1" fo:font-size="14pt" fo:font-weight="bold" officeooo:rsid="000f3947" officeooo:paragraph-rsid="000f3947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SF UI Text1" officeooo:rsid="000f3947" officeooo:paragraph-rsid="000f3947"/>
    </style:style>
    <style:style style:name="T1" style:family="text">
      <style:text-properties fo:font-size="10pt" fo:font-weight="normal" style:font-size-asian="8.75pt" style:font-weight-asian="normal" style:font-size-complex="10pt" style:font-weight-complex="normal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officeooo:rsid="001100ba" style:font-size-asian="8.75pt" style:font-size-complex="10pt"/>
    </style:style>
    <style:style style:name="T4" style:family="text">
      <style:text-properties fo:font-size="10pt" officeooo:rsid="0012997f" style:font-size-asian="8.75pt" style:font-size-complex="10pt"/>
    </style:style>
    <style:style style:name="T5" style:family="text">
      <style:text-properties style:font-name="SF UI Text" fo:font-size="10pt" fo:font-weight="normal" style:font-size-asian="8.75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GA74 – 2023.1 – Avaliação 03 – Comentários</text:p>
      <text:p text:style-name="P4">Aluno: André Paiva Conrado Rodrigues</text:p>
      <text:p text:style-name="P1"/>
      <text:p text:style-name="P1"/>
      <text:p text:style-name="P1"/>
      <text:p text:style-name="P2">Exercício 1 – Gradiente</text:p>
      <text:p text:style-name="P6"/>
      <text:p text:style-name="P6"><text:span text:style-name="T1">Com a variação do valor de </text:span><text:span text:style-name="T5">α</text:span><text:span text:style-name="T1">, foi possível observar tamanha diferença na convergência da otimização ao longo das iterações. Com valores muito pequenos, a otimização por gradiente demorava muito para convergir; com valores demasiadamente altos, o treinamento até mesmo divergia. Com isso, se faz necessário dimensionar o valor de </text:span><text:span text:style-name="T5">α de modo a viabilizar um treinamento rápido e sem risco de divergência.</text:span></text:p>
      <text:p text:style-name="P6"/>
      <text:p text:style-name="P9">Foi possível perceber também que a otimização por gradiente teve mais facilidade em encontrar o ponto ótimo da função Esfera, pois a mesma possui apenas um ponto de mínimo dentre a região de busca. Na função Ackley, por outro lado, a dificuldade foi muito maior, e os gráficos plotados evidenciaram que vários candidatos acabaram travados em um mínimo local que não representa a melhor condição de otimização.</text:p>
      <text:p text:style-name="P6"/>
      <text:p text:style-name="P6"/>
      <text:p text:style-name="P6"/>
      <text:p text:style-name="P7"/>
      <text:p text:style-name="P3">Exercício 2 – Algoritmo Genético</text:p>
      <text:p text:style-name="P7"/>
      <text:p text:style-name="P8"><text:span text:style-name="T2">Com a execução dos vários casos de teste propostos, foi possível perceber a importância de uma recombinação e mutação bem dimensionadas. Caso a taxa de mutação esteja muito baixa, a otimização por algoritmo genético pode fazer toda a sua população convergir para um ponto em comum que não apresenta a melhor otimização possível. Com uma taxa de mutação alta demais, percebe-se um decréscimo da média das funções de aptidão d</text:span><text:span text:style-name="T3">e cada geração</text:span><text:span text:style-name="T2">, </text:span><text:span text:style-name="T3">e também um decréscimo no valor mínimo de aptidão para cada geração</text:span><text:span text:style-name="T2">. Além disso, com uma recombinação demasiado alta, é possível perceber uma maior lentidão na convergência, visto que aumentam as possibilidades de recombinação de candidatos não-ótimos.</text:span></text:p>
      <text:p text:style-name="P11"><text:span text:style-name="T2"/></text:p>
      <text:p text:style-name="P11"><text:span text:style-name="T4">F</text:span><text:span text:style-name="T2">oi possível perceber que a otimização por Algoritmo Genético obteve um melhor desempenho na otimização da função de Ackley, se comparado ao desempenho da otimização por Gradiente.</text:span></text:p>
      <text:p text:style-name="P8"/>
      <text:p text:style-name="P8"/>
      <text:p text:style-name="P8"/>
      <text:p text:style-name="P8"/>
      <text:p text:style-name="P3">Exercício 3 – Enxame de Partículas</text:p>
      <text:p text:style-name="P13"/>
      <text:p text:style-name="P14">É notável como a movimentação da população parece bem mais ordenada e menos aleatória, em comparação à movimentação presenciada na otimização por Algoritmo Genético. No entanto, para uma resposta mais precisa, é necessário um controle muito bem-feito das variáveis de inércia, cognição individual e cognição social.</text:p>
      <text:p text:style-name="P14"/>
      <text:p text:style-name="P14">Caso o valor máximo de inércia seja demasiado alto, são presenciados vários momentos de divergência, com a função de aptidão tendo seus valores reduzidos drasticamente a cada iteração. Também foi presenciado um menor valor final médio de função de aptidão quando a taxa de cognição individual é demasiado baixa, tendo também uma redução quando esta é demasiado alta. O ajuste das taxas de cognição individual e social foram feitas em contraposto (quando uma aumentava, outra diminuía). Para um caso geral, houve melhores resultados para uma taxa de cognição individual de 0,6 e uma taxa de cognição social de 0,4. Dependendo do caso e da função, a máxima inércia para melhores resultados foi limitada entre 0,3 e 0,6.</text:p>
      <text:p text:style-name="P12"/>
      <text:p text:style-name="P17">Exercício 4 – Comparações</text:p>
      <text:p text:style-name="P15"/>
      <text:p text:style-name="P16">Quanto a tempo de processamento, foram observados tempos maiores na execução do Algoritmo Genético e do Enxame de Partículas. Todos os casos foram executados com 50 iterações.</text:p>
      <text:p text:style-name="P16"/>
      <text:p text:style-name="P16">No algoritmo do Gradiente, a execução de todas as iterações para esfera demorava em torno de 1 ms para execução (tanto para R² quanto para R³); para a função Ackley, demorava entre 6 e 7 ms (tanto para R² quanto para R³).</text:p>
      <text:p text:style-name="P16"/>
      <text:p text:style-name="P16">No Algoritmo Genético, para a execução de todas as iterações para a função esfera levava entre 75 e 115 ms (tanto para R² quanto para R³); para a função Ackley, os intervalos de tempo capturados se mostraram entre 110 e 145 ms (tanto para R² quanto para R³).</text:p>
      <text:p text:style-name="P16"/>
      <text:p text:style-name="P16">No caso do Enxame de Partículas, para a execução da esfera, a maioria dos tempos capturados ficaram compreendidos entre 65 e 95 ms (tanto para R² quanto para R³), tempos levemente menores se comparados ao desempenho do Algoritmo Genético. Para a função de Ackley os tempos capturados ficaram entre 63 e 75 ms em R², e entre 100 e 130 ms para R³.</text:p>
      <text:p text:style-name="P16"/>
      <text:p text:style-name="P16">Quanto a acurácia, o Enxame de Partículas levou a melhor na maioria dos casos, demonstrando valores melhores de função de aptidão do que os outros dois algoritmos. O que pior se desempenhou foi o algoritmo do Gradiente, principalmente considerando os problemas de travamento em mínimos locais presenciados durante a otimização da função Ackle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 UI Text" svg:font-family="'SF UI Text'"/>
    <style:font-face style:name="SF UI Text1" svg:font-family="'SF UI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8:20:25.227000000</meta:creation-date>
    <dc:date>2023-06-18T21:35:36.159000000</dc:date>
    <meta:editing-duration>PT32M15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7" meta:word-count="706" meta:character-count="4251" meta:non-whitespace-character-count="3574"/>
  </office:meta>
</office:document-meta>
</file>